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34"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5"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6"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37"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41"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43"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47"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55"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267"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270"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278"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79"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283"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284" style:family="paragraph" style:parent-style-name="Standard">
      <style:text-properties officeooo:rsid="00114883" officeooo:paragraph-rsid="00114883"/>
    </style:style>
    <style:style style:name="P285" style:family="paragraph" style:parent-style-name="Standard">
      <style:paragraph-properties fo:text-align="start" style:justify-single-word="false"/>
      <style:text-properties officeooo:rsid="00114a78" officeooo:paragraph-rsid="00114a78"/>
    </style:style>
    <style:style style:name="P286" style:family="paragraph" style:parent-style-name="Standard">
      <style:paragraph-properties fo:text-align="start" style:justify-single-word="false"/>
      <style:text-properties officeooo:paragraph-rsid="0012d949"/>
    </style:style>
    <style:style style:name="P287" style:family="paragraph" style:parent-style-name="Standard">
      <style:paragraph-properties fo:text-align="start" style:justify-single-word="false"/>
      <style:text-properties officeooo:rsid="0012d949" officeooo:paragraph-rsid="0012d949"/>
    </style:style>
    <style:style style:name="P288" style:family="paragraph" style:parent-style-name="Standard">
      <style:paragraph-properties fo:text-align="start" style:justify-single-word="false"/>
      <style:text-properties officeooo:rsid="0012d949" officeooo:paragraph-rsid="0014b531"/>
    </style:style>
    <style:style style:name="P289" style:family="paragraph" style:parent-style-name="Standard">
      <style:paragraph-properties fo:text-align="start" style:justify-single-word="false"/>
      <style:text-properties officeooo:rsid="0023ab34" officeooo:paragraph-rsid="0023ab34"/>
    </style:style>
    <style:style style:name="P290" style:family="paragraph" style:parent-style-name="Standard">
      <style:paragraph-properties fo:text-align="justify" style:justify-single-word="false"/>
      <style:text-properties officeooo:rsid="002560c4" officeooo:paragraph-rsid="002560c4"/>
    </style:style>
    <style:style style:name="P291" style:family="paragraph" style:parent-style-name="Standard">
      <style:paragraph-properties fo:text-align="justify" style:justify-single-word="false"/>
      <style:text-properties officeooo:rsid="00267a66" officeooo:paragraph-rsid="00267a66"/>
    </style:style>
    <style:style style:name="P292"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293"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294"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95"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296"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297"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298"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299"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300"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301"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302"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303"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04"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05"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06"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307"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08"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09"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10"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311"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312"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313"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314"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315"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316"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317"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318"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319"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320"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321"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322" style:family="paragraph" style:parent-style-name="Standard">
      <style:paragraph-properties fo:text-align="center"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323" style:family="paragraph" style:parent-style-name="Standard">
      <style:paragraph-properties fo:text-align="justify"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324" style:family="paragraph" style:parent-style-name="Standard">
      <style:paragraph-properties fo:text-align="justify" style:justify-single-word="false"/>
      <style:text-properties style:font-name="Century Schoolbook L" fo:language="ru" fo:country="RU" fo:font-weight="normal" officeooo:rsid="01d59ab8" officeooo:paragraph-rsid="01d59ab8" fo:background-color="transparent" style:font-size-asian="10.5pt" loext:shadow="none"/>
    </style:style>
    <style:style style:name="P325" style:family="paragraph" style:parent-style-name="Standard">
      <style:paragraph-properties fo:text-align="justify" style:justify-single-word="false"/>
      <style:text-properties style:font-name="Century Schoolbook L" fo:language="ru" fo:country="RU" fo:font-weight="normal" officeooo:rsid="01d5d246" officeooo:paragraph-rsid="01d5d246" fo:background-color="transparent" style:font-size-asian="10.5pt" loext:shadow="none"/>
    </style:style>
    <style:style style:name="P326" style:family="paragraph" style:parent-style-name="Standard">
      <style:paragraph-properties fo:text-align="justify" style:justify-single-word="false"/>
      <style:text-properties style:font-name="Century Schoolbook L" fo:language="ru" fo:country="RU" fo:font-weight="normal" officeooo:rsid="01d6b5d0" officeooo:paragraph-rsid="01d6b5d0" fo:background-color="transparent" style:font-size-asian="10.5pt" loext:shadow="none"/>
    </style:style>
    <style:style style:name="P327" style:family="paragraph" style:parent-style-name="Standard">
      <style:paragraph-properties fo:text-align="justify" style:justify-single-word="false"/>
      <style:text-properties style:font-name="Century Schoolbook L" fo:language="ru" fo:country="RU" fo:font-weight="normal" officeooo:rsid="01d7e015" officeooo:paragraph-rsid="01d7e015" fo:background-color="transparent" style:font-size-asian="10.5pt" loext:shadow="none"/>
    </style:style>
    <style:style style:name="P328" style:family="paragraph" style:parent-style-name="Standard">
      <style:paragraph-properties fo:text-align="justify" style:justify-single-word="false"/>
      <style:text-properties style:font-name="Century Schoolbook L" fo:language="ru" fo:country="RU" fo:font-weight="normal" officeooo:rsid="01d931d9" officeooo:paragraph-rsid="01d931d9" fo:background-color="transparent" style:font-size-asian="10.5pt" loext:shadow="none"/>
    </style:style>
    <style:style style:name="P329" style:family="paragraph" style:parent-style-name="Standard">
      <style:paragraph-properties fo:text-align="justify" style:justify-single-word="false"/>
      <style:text-properties style:font-name="Century Schoolbook L" fo:language="ru" fo:country="RU" fo:font-weight="normal" officeooo:rsid="01db05b6" officeooo:paragraph-rsid="01db05b6" fo:background-color="transparent" style:font-size-asian="10.5pt" loext:shadow="none"/>
    </style:style>
    <style:style style:name="P330" style:family="paragraph" style:parent-style-name="Standard">
      <style:paragraph-properties fo:text-align="center" style:justify-single-word="false"/>
      <style:text-properties style:font-name="Century Schoolbook L" fo:language="ru" fo:country="RU" fo:font-weight="normal" officeooo:rsid="01dbead2" officeooo:paragraph-rsid="01dbead2" fo:background-color="transparent" style:font-size-asian="10.5pt" loext:shadow="none"/>
    </style:style>
    <style:style style:name="P331" style:family="paragraph" style:parent-style-name="Standard">
      <style:paragraph-properties fo:text-align="justify" style:justify-single-word="false"/>
      <style:text-properties style:font-name="Century Schoolbook L" fo:language="ru" fo:country="RU" fo:font-weight="normal" officeooo:rsid="01dcab04" officeooo:paragraph-rsid="01dcab04" fo:background-color="transparent" style:font-size-asian="10.5pt" loext:shadow="none"/>
    </style:style>
    <style:style style:name="P332" style:family="paragraph" style:parent-style-name="Standard">
      <style:paragraph-properties fo:text-align="justify" style:justify-single-word="false"/>
      <style:text-properties style:font-name="Century Schoolbook L" fo:language="ru" fo:country="RU" fo:font-weight="normal" officeooo:rsid="01de991d" officeooo:paragraph-rsid="01de991d" fo:background-color="transparent" style:font-size-asian="10.5pt" loext:shadow="none"/>
    </style:style>
    <style:style style:name="P333" style:family="paragraph" style:parent-style-name="Standard">
      <style:paragraph-properties fo:text-align="justify" style:justify-single-word="false"/>
      <style:text-properties style:font-name="Century Schoolbook L" fo:language="ru" fo:country="RU" fo:font-weight="normal" officeooo:rsid="01e0f472" officeooo:paragraph-rsid="01e0f472" fo:background-color="transparent" style:font-size-asian="10.5pt" loext:shadow="none"/>
    </style:style>
    <style:style style:name="P334" style:family="paragraph" style:parent-style-name="Standard">
      <style:paragraph-properties fo:text-align="justify" style:justify-single-word="false"/>
      <style:text-properties style:font-name="Century Schoolbook L" fo:language="ru" fo:country="RU" fo:font-weight="normal" officeooo:rsid="01e1b43e" officeooo:paragraph-rsid="01e1b43e" fo:background-color="transparent" style:font-size-asian="10.5pt" loext:shadow="none"/>
    </style:style>
    <style:style style:name="P335" style:family="paragraph" style:parent-style-name="Standard">
      <style:paragraph-properties fo:text-align="justify" style:justify-single-word="false"/>
      <style:text-properties style:font-name="Century Schoolbook L" fo:language="ru" fo:country="RU" fo:font-weight="normal" officeooo:rsid="01e3afcd" officeooo:paragraph-rsid="01e3afcd" fo:background-color="transparent" style:font-size-asian="10.5pt" loext:shadow="none"/>
    </style:style>
    <style:style style:name="P336" style:family="paragraph" style:parent-style-name="Standard">
      <style:paragraph-properties fo:text-align="justify" style:justify-single-word="false"/>
      <style:text-properties style:font-name="Century Schoolbook L" fo:language="ru" fo:country="RU" fo:font-weight="normal" officeooo:rsid="01e59c92" officeooo:paragraph-rsid="01e59c92" fo:background-color="transparent" style:font-size-asian="10.5pt" loext:shadow="none"/>
    </style:style>
    <style:style style:name="P337" style:family="paragraph" style:parent-style-name="Standard">
      <style:paragraph-properties fo:text-align="justify" style:justify-single-word="false"/>
      <style:text-properties style:font-name="Century Schoolbook L" fo:language="ru" fo:country="RU" fo:font-weight="normal" officeooo:rsid="01e69031" officeooo:paragraph-rsid="01e69031" fo:background-color="transparent" style:font-size-asian="10.5pt" loext:shadow="none"/>
    </style:style>
    <style:style style:name="P338" style:family="paragraph" style:parent-style-name="Standard">
      <style:paragraph-properties fo:text-align="justify" style:justify-single-word="false"/>
      <style:text-properties style:font-name="Century Schoolbook L" fo:language="ru" fo:country="RU" fo:font-weight="normal" officeooo:rsid="01e72d00" officeooo:paragraph-rsid="01e72d00" fo:background-color="transparent" style:font-size-asian="10.5pt" loext:shadow="none"/>
    </style:style>
    <style:style style:name="P339" style:family="paragraph" style:parent-style-name="Standard">
      <style:paragraph-properties fo:text-align="justify" style:justify-single-word="false"/>
      <style:text-properties style:font-name="Century Schoolbook L" fo:language="ru" fo:country="RU" fo:font-weight="normal" officeooo:rsid="01e8242d" officeooo:paragraph-rsid="01e72d00"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officeooo:rsid="00099583"/>
    </style:style>
    <style:style style:name="T33" style:family="text">
      <style:text-properties officeooo:rsid="0009b39b"/>
    </style:style>
    <style:style style:name="T34" style:family="text">
      <style:text-properties officeooo:rsid="00114883"/>
    </style:style>
    <style:style style:name="T35" style:family="text">
      <style:text-properties style:font-name="Century Schoolbook L" fo:language="ru" fo:country="RU" fo:font-weight="normal" fo:background-color="transparent" loext:char-shading-value="0" style:font-size-asian="10.5pt" loext:shadow="none"/>
    </style:style>
    <style:style style:name="T36" style:family="text">
      <style:text-properties style:font-name="Century Schoolbook L" fo:language="ru" fo:country="RU" fo:font-weight="normal" officeooo:rsid="0012d949" fo:background-color="transparent" loext:char-shading-value="0" style:font-size-asian="10.5pt" loext:shadow="none"/>
    </style:style>
    <style:style style:name="T37" style:family="text">
      <style:text-properties style:font-name="Century Schoolbook L" fo:language="ru" fo:country="RU" fo:font-weight="normal" officeooo:rsid="0013b0b8" fo:background-color="transparent" loext:char-shading-value="0" style:font-size-asian="10.5pt" loext:shadow="none"/>
    </style:style>
    <style:style style:name="T38" style:family="text">
      <style:text-properties style:font-name="Century Schoolbook L" fo:language="ru" fo:country="RU" fo:font-weight="normal" officeooo:rsid="0014b531" fo:background-color="transparent" loext:char-shading-value="0" style:font-size-asian="10.5pt" loext:shadow="none"/>
    </style:style>
    <style:style style:name="T39"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40"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41"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42"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43"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44" style:family="text">
      <style:text-properties officeooo:rsid="0020418a"/>
    </style:style>
    <style:style style:name="T45" style:family="text">
      <style:text-properties officeooo:rsid="0021ff5a"/>
    </style:style>
    <style:style style:name="T46" style:family="text">
      <style:text-properties officeooo:rsid="002ad3be"/>
    </style:style>
    <style:style style:name="T47" style:family="text">
      <style:text-properties officeooo:rsid="0030965e"/>
    </style:style>
    <style:style style:name="T48" style:family="text">
      <style:text-properties officeooo:rsid="003194bc"/>
    </style:style>
    <style:style style:name="T49" style:family="text">
      <style:text-properties officeooo:rsid="00334c08"/>
    </style:style>
    <style:style style:name="T50" style:family="text">
      <style:text-properties officeooo:rsid="0034f4a7"/>
    </style:style>
    <style:style style:name="T51" style:family="text">
      <style:text-properties officeooo:rsid="0037c58f"/>
    </style:style>
    <style:style style:name="T52" style:family="text">
      <style:text-properties officeooo:rsid="003899df"/>
    </style:style>
    <style:style style:name="T53" style:family="text">
      <style:text-properties officeooo:rsid="00394246"/>
    </style:style>
    <style:style style:name="T54" style:family="text">
      <style:text-properties officeooo:rsid="003adeb1"/>
    </style:style>
    <style:style style:name="T55" style:family="text">
      <style:text-properties officeooo:rsid="003bbcbd"/>
    </style:style>
    <style:style style:name="T56" style:family="text">
      <style:text-properties officeooo:rsid="003cd4b6"/>
    </style:style>
    <style:style style:name="T57" style:family="text">
      <style:text-properties officeooo:rsid="003dd2ec"/>
    </style:style>
    <style:style style:name="T58" style:family="text">
      <style:text-properties officeooo:rsid="00447f23"/>
    </style:style>
    <style:style style:name="T59" style:family="text">
      <style:text-properties officeooo:rsid="00509f0c"/>
    </style:style>
    <style:style style:name="T60" style:family="text">
      <style:text-properties officeooo:rsid="0053a402"/>
    </style:style>
    <style:style style:name="T61" style:family="text">
      <style:text-properties officeooo:rsid="0056cb65"/>
    </style:style>
    <style:style style:name="T62" style:family="text">
      <style:text-properties officeooo:rsid="005c5efd"/>
    </style:style>
    <style:style style:name="T63" style:family="text">
      <style:text-properties officeooo:rsid="005df8ec"/>
    </style:style>
    <style:style style:name="T64" style:family="text">
      <style:text-properties officeooo:rsid="006525a4"/>
    </style:style>
    <style:style style:name="T65" style:family="text">
      <style:text-properties officeooo:rsid="0070e276"/>
    </style:style>
    <style:style style:name="T66" style:family="text">
      <style:text-properties officeooo:rsid="0075ac40"/>
    </style:style>
    <style:style style:name="T67" style:family="text">
      <style:text-properties officeooo:rsid="0077a8d6"/>
    </style:style>
    <style:style style:name="T68" style:family="text">
      <style:text-properties officeooo:rsid="0077f74e"/>
    </style:style>
    <style:style style:name="T69" style:family="text">
      <style:text-properties officeooo:rsid="007f3802"/>
    </style:style>
    <style:style style:name="T70" style:family="text">
      <style:text-properties officeooo:rsid="00864f81"/>
    </style:style>
    <style:style style:name="T71" style:family="text">
      <style:text-properties officeooo:rsid="0089c027"/>
    </style:style>
    <style:style style:name="T72" style:family="text">
      <style:text-properties officeooo:rsid="008a4c46"/>
    </style:style>
    <style:style style:name="T73" style:family="text">
      <style:text-properties officeooo:rsid="008da961"/>
    </style:style>
    <style:style style:name="T74" style:family="text">
      <style:text-properties officeooo:rsid="0090f5dd"/>
    </style:style>
    <style:style style:name="T75" style:family="text">
      <style:text-properties officeooo:rsid="0095a138"/>
    </style:style>
    <style:style style:name="T76" style:family="text">
      <style:text-properties officeooo:rsid="00962910"/>
    </style:style>
    <style:style style:name="T77" style:family="text">
      <style:text-properties officeooo:rsid="0096b0ca"/>
    </style:style>
    <style:style style:name="T78" style:family="text">
      <style:text-properties officeooo:rsid="009b000e"/>
    </style:style>
    <style:style style:name="T79" style:family="text">
      <style:text-properties officeooo:rsid="009c5a9e"/>
    </style:style>
    <style:style style:name="T80" style:family="text">
      <style:text-properties officeooo:rsid="009fb332"/>
    </style:style>
    <style:style style:name="T81" style:family="text">
      <style:text-properties officeooo:rsid="00a33b8f"/>
    </style:style>
    <style:style style:name="T82" style:family="text">
      <style:text-properties officeooo:rsid="00a96232"/>
    </style:style>
    <style:style style:name="T83" style:family="text">
      <style:text-properties officeooo:rsid="00ae2557"/>
    </style:style>
    <style:style style:name="T84" style:family="text">
      <style:text-properties officeooo:rsid="00b3e54f"/>
    </style:style>
    <style:style style:name="T85" style:family="text">
      <style:text-properties officeooo:rsid="00bb58c8"/>
    </style:style>
    <style:style style:name="T86" style:family="text">
      <style:text-properties officeooo:rsid="00bcfc0c"/>
    </style:style>
    <style:style style:name="T87" style:family="text">
      <style:text-properties officeooo:rsid="00bf50ac"/>
    </style:style>
    <style:style style:name="T88" style:family="text">
      <style:text-properties officeooo:rsid="00c494e6"/>
    </style:style>
    <style:style style:name="T89" style:family="text">
      <style:text-properties officeooo:rsid="00d2d5a2"/>
    </style:style>
    <style:style style:name="T90" style:family="text">
      <style:text-properties officeooo:rsid="00d3f763"/>
    </style:style>
    <style:style style:name="T91" style:family="text">
      <style:text-properties officeooo:rsid="00d6f21a"/>
    </style:style>
    <style:style style:name="T92" style:family="text">
      <style:text-properties officeooo:rsid="00d95464"/>
    </style:style>
    <style:style style:name="T93" style:family="text">
      <style:text-properties officeooo:rsid="00db61aa"/>
    </style:style>
    <style:style style:name="T94" style:family="text">
      <style:text-properties officeooo:rsid="00de3705"/>
    </style:style>
    <style:style style:name="T95" style:family="text">
      <style:text-properties officeooo:rsid="00e7e92c"/>
    </style:style>
    <style:style style:name="T96" style:family="text">
      <style:text-properties officeooo:rsid="00f1c3cc"/>
    </style:style>
    <style:style style:name="T97" style:family="text">
      <style:text-properties officeooo:rsid="00f95208"/>
    </style:style>
    <style:style style:name="T98" style:family="text">
      <style:text-properties officeooo:rsid="00f9bce7"/>
    </style:style>
    <style:style style:name="T99" style:family="text">
      <style:text-properties officeooo:rsid="00fb5655"/>
    </style:style>
    <style:style style:name="T100" style:family="text">
      <style:text-properties officeooo:rsid="00fd1005"/>
    </style:style>
    <style:style style:name="T101" style:family="text">
      <style:text-properties officeooo:rsid="00fe7d08"/>
    </style:style>
    <style:style style:name="T102" style:family="text">
      <style:text-properties officeooo:rsid="0104f1e8"/>
    </style:style>
    <style:style style:name="T103" style:family="text">
      <style:text-properties officeooo:rsid="0106567d"/>
    </style:style>
    <style:style style:name="T104" style:family="text">
      <style:text-properties officeooo:rsid="010d7783"/>
    </style:style>
    <style:style style:name="T105" style:family="text">
      <style:text-properties officeooo:rsid="010f6cbc"/>
    </style:style>
    <style:style style:name="T106" style:family="text">
      <style:text-properties officeooo:rsid="01153750"/>
    </style:style>
    <style:style style:name="T107" style:family="text">
      <style:text-properties officeooo:rsid="011b664a"/>
    </style:style>
    <style:style style:name="T108" style:family="text">
      <style:text-properties officeooo:rsid="011b8230"/>
    </style:style>
    <style:style style:name="T109" style:family="text">
      <style:text-properties officeooo:rsid="01225f78"/>
    </style:style>
    <style:style style:name="T110" style:family="text">
      <style:text-properties officeooo:rsid="0122f27c"/>
    </style:style>
    <style:style style:name="T111" style:family="text">
      <style:text-properties officeooo:rsid="01240e62"/>
    </style:style>
    <style:style style:name="T112" style:family="text">
      <style:text-properties officeooo:rsid="012c98de"/>
    </style:style>
    <style:style style:name="T113" style:family="text">
      <style:text-properties officeooo:rsid="01309b6a"/>
    </style:style>
    <style:style style:name="T114" style:family="text">
      <style:text-properties officeooo:rsid="01455a5b"/>
    </style:style>
    <style:style style:name="T115" style:family="text">
      <style:text-properties officeooo:rsid="0149f3a4"/>
    </style:style>
    <style:style style:name="T116" style:family="text">
      <style:text-properties officeooo:rsid="014ab245"/>
    </style:style>
    <style:style style:name="T117" style:family="text">
      <style:text-properties officeooo:rsid="0158a8ed"/>
    </style:style>
    <style:style style:name="T118" style:family="text">
      <style:text-properties officeooo:rsid="01607e75"/>
    </style:style>
    <style:style style:name="T119" style:family="text">
      <style:text-properties officeooo:rsid="01640f1a"/>
    </style:style>
    <style:style style:name="T120" style:family="text">
      <style:text-properties officeooo:rsid="0169ee6c"/>
    </style:style>
    <style:style style:name="T121" style:family="text">
      <style:text-properties officeooo:rsid="016baf12"/>
    </style:style>
    <style:style style:name="T122" style:family="text">
      <style:text-properties officeooo:rsid="016e0700"/>
    </style:style>
    <style:style style:name="T123" style:family="text">
      <style:text-properties officeooo:rsid="01715f12"/>
    </style:style>
    <style:style style:name="T124" style:family="text">
      <style:text-properties officeooo:rsid="01739250"/>
    </style:style>
    <style:style style:name="T125" style:family="text">
      <style:text-properties officeooo:rsid="01774989"/>
    </style:style>
    <style:style style:name="T126" style:family="text">
      <style:text-properties officeooo:rsid="017a16fd"/>
    </style:style>
    <style:style style:name="T127" style:family="text">
      <style:text-properties officeooo:rsid="017c7eda"/>
    </style:style>
    <style:style style:name="T128" style:family="text">
      <style:text-properties officeooo:rsid="018440d6"/>
    </style:style>
    <style:style style:name="T129" style:family="text">
      <style:text-properties officeooo:rsid="0187d602"/>
    </style:style>
    <style:style style:name="T130" style:family="text">
      <style:text-properties officeooo:rsid="0189d010"/>
    </style:style>
    <style:style style:name="T131" style:family="text">
      <style:text-properties officeooo:rsid="018b9496"/>
    </style:style>
    <style:style style:name="T132" style:family="text">
      <style:text-properties officeooo:rsid="018c7651"/>
    </style:style>
    <style:style style:name="T133" style:family="text">
      <style:text-properties officeooo:rsid="01925d10"/>
    </style:style>
    <style:style style:name="T134" style:family="text">
      <style:text-properties officeooo:rsid="01956131"/>
    </style:style>
    <style:style style:name="T135" style:family="text">
      <style:text-properties officeooo:rsid="019b0520"/>
    </style:style>
    <style:style style:name="T136" style:family="text">
      <style:text-properties officeooo:rsid="019db41c"/>
    </style:style>
    <style:style style:name="T137" style:family="text">
      <style:text-properties officeooo:rsid="01a98860"/>
    </style:style>
    <style:style style:name="T138" style:family="text">
      <style:text-properties officeooo:rsid="01b090c8"/>
    </style:style>
    <style:style style:name="T139" style:family="text">
      <style:text-properties officeooo:rsid="01b20cf6"/>
    </style:style>
    <style:style style:name="T140" style:family="text">
      <style:text-properties officeooo:rsid="01b503bd"/>
    </style:style>
    <style:style style:name="T141" style:family="text">
      <style:text-properties officeooo:rsid="01b808be"/>
    </style:style>
    <style:style style:name="T142" style:family="text">
      <style:text-properties officeooo:rsid="01ba819e"/>
    </style:style>
    <style:style style:name="T143" style:family="text">
      <style:text-properties officeooo:rsid="01cab687"/>
    </style:style>
    <style:style style:name="T144" style:family="text">
      <style:text-properties officeooo:rsid="01d5d246"/>
    </style:style>
    <style:style style:name="T145" style:family="text">
      <style:text-properties officeooo:rsid="01df7d3f"/>
    </style:style>
    <style:style style:name="T146" style:family="text">
      <style:text-properties officeooo:rsid="01e103a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32">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33">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33">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33">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33">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34">Ветер нельзя позвать, но можно открыть окно.</text:span></text:p>
      <text:p text:style-name="P20"/>
      <text:p text:style-name="P20"><text:tab/><text:span text:style-name="T11">Что значит жить сейчас.</text:span><text:span text:style-name="T34">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34">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34"> Если вы живете в СЕЙЧАС, то ведете созидательную жизнь.</text:span></text:p>
      <text:p text:style-name="P19"/>
      <text:p text:style-name="P19"><text:tab/><text:span text:style-name="T11">Сейчас изобретательно.</text:span><text:span text:style-name="T34">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34">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34"> Следкющие понятия имеют одно значение:</text:span></text:p>
      <text:list xml:id="list5209844360405065785" text:style-name="L1">
        <text:list-item>
          <text:p text:style-name="P292">жить в сейчас;</text:p>
        </text:list-item>
        <text:list-item>
          <text:p text:style-name="P293">зрелость;</text:p>
        </text:list-item>
        <text:list-item>
          <text:p text:style-name="P293">подлиность;</text:p>
        </text:list-item>
        <text:list-item>
          <text:p text:style-name="P293">отвественность за свое действие и жизнь;</text:p>
        </text:list-item>
        <text:list-item>
          <text:p text:style-name="P293">ответная реакция — способность;</text:p>
        </text:list-item>
        <text:list-item>
          <text:p text:style-name="P293">в сейчас доступно проявление творческого подхода;</text:p>
        </text:list-item>
      </text:list>
      <text:p text:style-name="P21"/>
      <text:p text:style-name="P284"><text:span text:style-name="T35"><text:tab/></text:span><text:span text:style-name="T39">Чтобы жить сейчас, необходимо забыть о вчерашнем дне.</text:span><text:span text:style-name="T35">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284"><text:span text:style-name="T35"><text:tab/></text:span><text:span text:style-name="T39">Сейчас нельзя разделить.</text:span><text:span text:style-name="T35">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285"><text:span text:style-name="T35"><text:tab/></text:span><text:span text:style-name="T39">Материя и энергия являются одним и тем же.</text:span><text:span text:style-name="T35">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285"><text:span text:style-name="T35"><text:tab/></text:span><text:span text:style-name="T39">Западный подход к реальности. </text:span><text:span text:style-name="T35">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285"><text:span text:style-name="T35"><text:tab/></text:span><text:span text:style-name="T39">Небытие — это форма развития.</text:span><text:span text:style-name="T35">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285"><text:span text:style-name="T35"><text:tab/></text:span><text:span text:style-name="T39">«Существует» и «должно существовать». </text:span><text:span text:style-name="T35">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285"><text:span text:style-name="T35"><text:tab/></text:span><text:span text:style-name="T42">Отрицание западной философией реальности.</text:span><text:span text:style-name="T36">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285"><text:span text:style-name="T36"><text:tab/></text:span><text:span text:style-name="T42">Не существует каких-либо способов для описания реальности.</text:span><text:span text:style-name="T36"> Не пытайтесь представить реальность как нечто неподвижное, чтобы затем придумать способы для её достижения.</text:span></text:p>
      <text:p text:style-name="P24"/>
      <text:p text:style-name="P286"><text:span text:style-name="T36"><text:tab/></text:span><text:span text:style-name="T42">Реальность и восприятие. </text:span><text:span text:style-name="T36">Существует различие между следующими понятиями:</text:span></text:p>
      <text:list xml:id="list5017407052383856689" text:style-name="L2">
        <text:list-item>
          <text:p text:style-name="P294">мир;</text:p>
        </text:list-item>
        <text:list-item>
          <text:p text:style-name="P294">наша реакция на этот мир.</text:p>
        </text:list-item>
      </text:list>
      <text:p text:style-name="P287"><text:soft-page-break/><text:span text:style-name="T35"><text:tab/></text:span><text:span text:style-name="T39">Знание приходит с опытом.</text:span><text:span text:style-name="T35"> Сытому человеку трудно поверить, что в мире существует такое явление, как голод.</text:span></text:p>
      <text:p text:style-name="P25"/>
      <text:p text:style-name="P287"><text:span text:style-name="T35"><text:tab/></text:span><text:span text:style-name="T41">Будьте активны в поисках «этого».</text:span><text:span text:style-name="T37">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287"><text:span text:style-name="T37"><text:tab/></text:span><text:span text:style-name="T41">Формальная реальность вещи. </text:span><text:span text:style-name="T37">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287"><text:span text:style-name="T37"><text:tab/></text:span><text:span text:style-name="T41">О причинной связи.</text:span><text:span text:style-name="T37"> У всего должна быть причина.</text:span></text:p>
      <text:p text:style-name="P26"/>
      <text:p text:style-name="P287"><text:span text:style-name="T37"><text:tab/></text:span><text:span text:style-name="T41">Реальность и закон причины и следствия. </text:span><text:span text:style-name="T37">У причины должна быть та же самая реальность, что и у следствия.</text:span></text:p>
      <text:p text:style-name="P26"/>
      <text:p text:style-name="P287"><text:span text:style-name="T37"><text:tab/></text:span><text:span text:style-name="T41">Родство всех физических объектов. </text:span><text:span text:style-name="T37">Все физические объекты похожи. Следовательно, достаточно знать о существовании одного физического объекта.</text:span></text:p>
      <text:p text:style-name="P26"/>
      <text:p text:style-name="P287"><text:span text:style-name="T37"><text:tab/></text:span><text:span text:style-name="T41">Формальная реальность равна объектвной реальности.</text:span><text:span text:style-name="T37"> Формальной реальности должно быть больше или столько же, сколько и объективной реальности.</text:span></text:p>
      <text:p text:style-name="P26"/>
      <text:p text:style-name="P287"><text:span text:style-name="T37"><text:tab/></text:span><text:span text:style-name="T40">Материя и потребность в стабильности.</text:span><text:span text:style-name="T38">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287"><text:span text:style-name="T38"><text:tab/></text:span><text:span text:style-name="T40">Разум должен быть спокоен, чтобы действительно увидеть</text:span><text:span text:style-name="T38">.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287"><text:span text:style-name="T38"><text:tab/></text:span><text:span text:style-name="T40">Избавьтесь от предвлятых мнений.</text:span><text:span text:style-name="T38">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287"><text:span text:style-name="T38"><text:tab/></text:span><text:span text:style-name="T40">Общепринятые првила мешают восприятию реальности.</text:span><text:span text:style-name="T38"> Мы не видим ЕЕ в первозданной чистоте, так как нам внушили искаженные представления о ней.</text:span></text:p>
      <text:p text:style-name="P27"/>
      <text:p text:style-name="P287"><text:span text:style-name="T38"><text:tab/></text:span><text:span text:style-name="T40">Настоящее положение вещей и мысль.</text:span><text:span text:style-name="T38"> Настоящее положение вещей не искажено мыслью. Его нельзя постигнуть посредством понятия или мысли.</text:span></text:p>
      <text:p text:style-name="P27"><text:soft-page-break/></text:p>
      <text:p text:style-name="P288"><text:span text:style-name="T38"><text:tab/></text:span><text:span text:style-name="T40">Реальность становится очевидной, когда перестаешь сравнивать.</text:span><text:span text:style-name="T38"> Только при отсутствии сравнения существует то, «что есть». А жить с тем, «что есть», </text:span><text:span text:style-name="T35">—</text:span><text:span text:style-name="T38"> это, значит, быть умиротворенным.</text:span></text:p>
      <text:p text:style-name="P28"/>
      <text:p text:style-name="P288"><text:span text:style-name="T38"><text:tab/></text:span><text:span text:style-name="T40">Реальность </text:span><text:span text:style-name="T39">— </text:span><text:span text:style-name="T40">это быть собой.</text:span><text:span text:style-name="T38"> Чтобы стать собой </text:span><text:span text:style-name="T35">— </text:span><text:span text:style-name="T38">надо быть собой. Реальность в бытие, в бытие вещи. Таким образов, бытие в этом смысле </text:span><text:span text:style-name="T35">— </text:span><text:span text:style-name="T38">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44"><text:tab/></text:span><text:span text:style-name="T13">Дуализм и монизм.</text:span><text:span text:style-name="T44">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44">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44">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45">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45">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45">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289"><text:span text:style-name="T43"><text:tab/>П</text:span><text:span text:style-name="T39">устота.</text:span><text:span text:style-name="T35">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289"><text:span text:style-name="T39"><text:tab/>Пустота — живая субстанция. </text:span><text:span text:style-name="T35">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289"><text:span text:style-name="T39"><text:tab/>Пустота как поток творческой энергии.</text:span><text:span text:style-name="T35">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289"><text:span text:style-name="T39"><text:tab/>Пустота и небытие. НЕБЫТИЕ означает «отсутствие бытия». </text:span><text:span text:style-name="T35">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937063432677949875" text:style-name="L3">
        <text:list-item>
          <text:p text:style-name="P295">она просто является тем, чем является;</text:p>
        </text:list-item>
        <text:list-item>
          <text:p text:style-name="P295">она понимает, что существует; неправильно говорить, что она «в нас» или что мы в «в ней».</text:p>
        </text:list-item>
      </text:list>
      <text:p text:style-name="P39"/>
      <text:p text:style-name="P289"><text:span text:style-name="T39"><text:tab/>Первопричина всего находится вне пределов понимания человека («без места нахождения»). </text:span><text:span text:style-name="T35">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290"><text:span text:style-name="T35"><text:tab/></text:span><text:span text:style-name="T39">Думая о смерти, не забывай о жизни. </text:span><text:span text:style-name="T35">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291"><text:span text:style-name="T35"><text:tab/></text:span><text:span text:style-name="T39">Путь смерти.</text:span><text:span text:style-name="T35">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291"><text:span text:style-name="T35"><text:tab/></text:span><text:span text:style-name="T39">Надо смириться с возможностью смерти.</text:span><text:span text:style-name="T35"> Стоит перестать мечтать о вечной весне, тогда и лето, и зима будут дарить счастье.</text:span></text:p>
      <text:p text:style-name="P36"/>
      <text:p text:style-name="P291"><text:span text:style-name="T35"><text:tab/></text:span><text:span text:style-name="T39">Надо учиться умирать.</text:span><text:span text:style-name="T35">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291"><text:span text:style-name="T35"><text:tab/></text:span><text:span text:style-name="T39">О разлуке с друзьями.</text:span><text:span text:style-name="T35">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291"><text:span text:style-name="T35"><text:tab/></text:span><text:span text:style-name="T39">О необходимости помнить.</text:span><text:span text:style-name="T35">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46">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432422793626710046" text:style-name="L4">
        <text:list-item>
          <text:p text:style-name="P296">занимать место в социальной структуре общества;</text:p>
        </text:list-item>
        <text:list-item>
          <text:p text:style-name="P296">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8452677341536651032" text:style-name="L5">
        <text:list-item>
          <text:p text:style-name="P297"><text:s/>человек ек дает себе раскрыться и быть полностью собой;</text:p>
        </text:list-item>
        <text:list-item>
          <text:p text:style-name="P297">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47">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47">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48">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48">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9">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9">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9">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50">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50">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51">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51">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52">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52">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52">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52">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52">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53">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53">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53">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53">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53">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53">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54">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55">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56">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57">Ум наделен бесконечной подвижностью, для которой нет никаких преград.</text:span></text:p>
      <text:p text:style-name="P48"/>
      <text:p text:style-name="P48"><text:tab/><text:span text:style-name="T15">Очищенный ум.</text:span><text:span text:style-name="T57">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57">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58">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357969955861033654" text:style-name="L6">
        <text:list-item>
          <text:p text:style-name="P298">взять какую-нибудь нерешенную проблему;</text:p>
        </text:list-item>
        <text:list-item>
          <text:p text:style-name="P298">рассмотреть проблему с разных сторон;</text:p>
        </text:list-item>
        <text:list-item>
          <text:p text:style-name="P298">по-новому подойти к старому способу решения проблемы;</text:p>
        </text:list-item>
        <text:list-item>
          <text:p text:style-name="P298">поверить в свою идею и действовать!</text:p>
        </text:list-item>
      </text:list>
      <text:p text:style-name="P61"/>
      <text:p text:style-name="P61"><text:tab/><text:span text:style-name="T9">Пять этапов при формулировке идеи:</text:span></text:p>
      <text:list xml:id="list3302720392407945321" text:style-name="L7">
        <text:list-item>
          <text:p text:style-name="P299">подберите материал;</text:p>
        </text:list-item>
        <text:list-item>
          <text:p text:style-name="P299">проработайте детали;</text:p>
        </text:list-item>
        <text:list-item>
          <text:p text:style-name="P299">расслабьтесь и не думайте об этом;</text:p>
        </text:list-item>
        <text:list-item>
          <text:p text:style-name="P299"><text:soft-page-break/>будьте готовы распознать и принять идею, когда она появится;</text:p>
        </text:list-item>
        <text:list-item>
          <text:p text:style-name="P299">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9">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60">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3321713341241111215" text:style-name="L8">
        <text:list-item>
          <text:p text:style-name="P300">предпосылка — это предположение;</text:p>
        </text:list-item>
        <text:list-item>
          <text:p text:style-name="P300">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61">У довода следующаю структура:</text:span></text:p>
      <text:list xml:id="list5016286774897625518" text:style-name="L9">
        <text:list-item>
          <text:p text:style-name="P301">предпосылка;</text:p>
        </text:list-item>
        <text:list-item>
          <text:p text:style-name="P301">вывод.</text:p>
        </text:list-item>
      </text:list>
      <text:p text:style-name="P79"/>
      <text:p text:style-name="P79"><text:tab/><text:span text:style-name="T9">Два вида аргументации. </text:span>В логике существует два вида аргументации:</text:p>
      <text:list xml:id="list7377194705654191527" text:style-name="L10">
        <text:list-item>
          <text:p text:style-name="P302">дедуктивная;</text:p>
        </text:list-item>
        <text:list-item>
          <text:p text:style-name="P302"><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5931430959302920008" text:style-name="L11">
        <text:list-item>
          <text:p text:style-name="P303">полное подтверждение: все S есть P;</text:p>
        </text:list-item>
        <text:list-item>
          <text:p text:style-name="P303">полное отрицание: S не есть P;</text:p>
        </text:list-item>
        <text:list-item>
          <text:p text:style-name="P303">частичное подтверждение: несколько S есть P;</text:p>
        </text:list-item>
        <text:list-item>
          <text:p text:style-name="P303">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4784221685612356025" text:style-name="L12">
        <text:list-item>
          <text:p text:style-name="P304">довод, построенный от следствия к причине;</text:p>
        </text:list-item>
        <text:list-item>
          <text:p text:style-name="P304">знание, полученное на опыте.</text:p>
        </text:list-item>
      </text:list>
      <text:p text:style-name="P81"/>
      <text:p text:style-name="P81"><text:tab/><text:span text:style-name="T9">Априори.</text:span> Под априори понимается:</text:p>
      <text:list xml:id="list2238118824153001453" text:style-name="L13">
        <text:list-item>
          <text:p text:style-name="P305">довод, построенный от причины к следствию;</text:p>
        </text:list-item>
        <text:list-item>
          <text:p text:style-name="P305">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5405973951821932386" text:style-name="L14">
        <text:list-item>
          <text:p text:style-name="P306"><text:soft-page-break/>то, что свойсвтенно многим предметам (например, красными являются все предметы красного цвета). <text:s/>Один во множестве;</text:p>
        </text:list-item>
        <text:list-item>
          <text:p text:style-name="P306">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6517860556669525444" text:style-name="L15">
        <text:list-item>
          <text:p text:style-name="P307">единственное в своем роде, индивидуальное, отличное от класса предметов или всеобщего;</text:p>
        </text:list-item>
        <text:list-item>
          <text:p text:style-name="P307">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5654969117539555434" text:style-name="L16">
        <text:list-item>
          <text:p text:style-name="P308">надо начать с некоторых предпосылок;</text:p>
        </text:list-item>
        <text:list-item>
          <text:p text:style-name="P308">затем путем приведения доказательств подвести противника;</text:p>
        </text:list-item>
        <text:list-item>
          <text:p text:style-name="P308">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1938667943327036591" text:style-name="L17">
        <text:list-item>
          <text:p text:style-name="P309">если истинность первого суждения подвергается сомнению;</text:p>
        </text:list-item>
        <text:list-item>
          <text:p text:style-name="P309">если из первоначальной предпосылки логично вытекают и другие предпосылки;</text:p>
        </text:list-item>
        <text:list-item>
          <text:p text:style-name="P309">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62">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63">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64">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65">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66">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67">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68">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69">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72">е</text:span> маленького помещения в подвале. <text:span text:style-name="T70">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71">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73">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74">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76">в</text:span>ствую внутри себя огромную силу, скрытую внутри меня м<text:span text:style-name="T76">о</text:span>щь, что-то динамичное. Это чувство не поддается описанию, и его ни чем нельзя сравнить. <text:span text:style-name="T75">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77">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78">Если спросите меня, что я буду делать на небесах, то отвечу </text:span><text:soft-page-break/><text:span text:style-name="T78">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2702999065403098839" text:style-name="L18">
        <text:list-item>
          <text:p text:style-name="P310">знаем ли мы, что Бог существует?</text:p>
        </text:list-item>
        <text:list-item>
          <text:p text:style-name="P310">откуда мы знаем, что Бог существует?</text:p>
        </text:list-item>
        <text:list-item>
          <text:p text:style-name="P310">что мы имеем в виду под существованием Бога?</text:p>
        </text:list-item>
        <text:list-item>
          <text:p text:style-name="P310">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79">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80">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81">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82">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83">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84">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85">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86">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87">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88">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89">и</text:span>ть их тому, как надо вести себя, беспокоиться о них и <text:span text:style-name="T90">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91">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92">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93">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94">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95">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96">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97">щ</text:span>ать уроки в рутинное выполнение упражнений. <text:span text:style-name="T98">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99">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00">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01">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283"><text:tab/>Шесть основных принципов обучения:</text:p>
      <text:list xml:id="list7945691629213359194" text:style-name="L19">
        <text:list-item>
          <text:p text:style-name="P311">мотивировать учеников;</text:p>
        </text:list-item>
        <text:list-item>
          <text:p text:style-name="P311">поддерживать внимание учеников;</text:p>
        </text:list-item>
        <text:list-item>
          <text:p text:style-name="P311"><text:soft-page-break/>ставить на первое место умственную активность (обсуждение, вопросы, лекции);</text:p>
        </text:list-item>
        <text:list-item>
          <text:p text:style-name="P312">четко обрисовывать картину того, что надо учить;</text:p>
        </text:list-item>
        <text:list-item>
          <text:p text:style-name="P312">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312">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02">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03">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04">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05">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06">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07">и</text:span>ть объекти<text:span text:style-name="T108">в</text:span>ные нормы прав<text:span text:style-name="T108">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09">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10">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5391898191107109517" text:style-name="L20">
        <text:list-item>
          <text:p text:style-name="P313">хранить секрет;</text:p>
        </text:list-item>
        <text:list-item>
          <text:p text:style-name="P313">забывать обиду;</text:p>
        </text:list-item>
        <text:list-item>
          <text:p text:style-name="P313">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11">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6286772144454802849" text:style-name="L21">
        <text:list-item>
          <text:p text:style-name="P314">с чего начинается плохое и хорошее поведение?</text:p>
        </text:list-item>
        <text:list-item>
          <text:p text:style-name="P314">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12">Беда человека кроется в любви к самому себе.</text:span></text:p>
      <text:p text:style-name="P198"/>
      <text:p text:style-name="P199"><text:tab/><text:span text:style-name="T9">Бедность и мир.</text:span> <text:span text:style-name="T113">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3122126552550722520" text:style-name="L22">
        <text:list-item>
          <text:p text:style-name="P315">Объективная теория этики: добродетель объективна (теория Платона), следовательно, ее невозможно определить.</text:p>
        </text:list-item>
        <text:list-item>
          <text:p text:style-name="P316">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317">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318">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14">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15">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16">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17">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18">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19">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20">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21">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22">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23">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24">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25">ться</text:span> или бежать, выиграть или проиграть и <text:s/>всегда будь готов посмеяться над всем, принимай все, что бы ни случилось. <text:span text:style-name="T125">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26">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33"><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27">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text:soft-page-break/>Противоборство</text:p>
      <text:p text:style-name="P234"/>
      <text:p text:style-name="P235"><text:tab/><text:span text:style-name="T9">Не подвергай мастерство испытанию.</text:span> Вначале это оказывается дружелюбием, а затем оборачивается антагонизмом.</text:p>
      <text:p text:style-name="P235"/>
      <text:p text:style-name="P236"><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36"/>
      <text:p text:style-name="P237"><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28">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37"/>
      <text:p text:style-name="P238"><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38"/>
      <text:p text:style-name="P239"><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29">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39"/>
      <text:p text:style-name="P240"><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40"/>
      <text:p text:style-name="P241"><text:span text:style-name="T130"><text:tab/></text:span><text:span text:style-name="T27">Надо управлять противоборством.</text:span><text:span text:style-name="T130"> Никто не сможет обидеть вас, пока вы не позволите это следать.</text:span></text:p>
      <text:p text:style-name="P241"/>
      <text:p text:style-name="P241"><text:span text:style-name="T131"><text:tab/></text:span><text:span text:style-name="T28">Не поддавайтесь иллюзии. </text:span><text:span text:style-name="T131">Поймите, что нет никого, с кем надо сражаться, надо просто не поддаваться иллюзиям. Остерегайтесь иллюзий!</text:span></text:p>
      <text:p text:style-name="P241"/>
      <text:p text:style-name="P242"><text:tab/><text:span text:style-name="T9">Необходимость провосходства сил.</text:span> <text:span text:style-name="T132">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42"/>
      <text:p text:style-name="P242"/>
      <text:p text:style-name="P242"/>
      <text:p text:style-name="P242"/>
      <text:p text:style-name="P242"/>
      <text:p text:style-name="P243"><text:soft-page-break/>Приспособляемость</text:p>
      <text:p text:style-name="P243"/>
      <text:p text:style-name="P244"><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44"/>
      <text:p text:style-name="P245"><text:tab/><text:span text:style-name="T9">Почему важно приспосабливаться?</text:span> Неспособность приспосабливатья ведет к разочарованиям.</text:p>
      <text:p text:style-name="P245"/>
      <text:p text:style-name="P246"><text:tab/><text:span text:style-name="T9">Приспособляемость заключается в неподвижности при движении.</text:span> <text:span text:style-name="T133">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46"/>
      <text:p text:style-name="P247"><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47"/>
      <text:p text:style-name="P247"><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134">Это значить быть гибким, чутким и готовым ко всему.</text:span></text:p>
      <text:p text:style-name="P247"/>
      <text:p text:style-name="P248"><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48"/>
      <text:p text:style-name="P249"><text:tab/><text:span text:style-name="T9">Изменения неизменны.</text:span> Меняться вместе с тем, что изменяется, это неизменное состояние.</text:p>
      <text:p text:style-name="P249"/>
      <text:p text:style-name="P250"><text:tab/><text:span text:style-name="T9">О чередовании.</text:span> Поток движений заключается в их чередовании.</text:p>
      <text:p text:style-name="P250"/>
      <text:p text:style-name="P251"><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51"/>
      <text:p text:style-name="P252"><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135">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52"/>
      <text:p text:style-name="P253"><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136">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136">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53"/>
      <text:p text:style-name="P254"><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text:soft-page-break/>Философия</text:p>
      <text:p text:style-name="P255"/>
      <text:p text:style-name="P256"><text:tab/><text:span text:style-name="T9">Изучайте философию.</text:span> Читайте разные книги и выявляйте главное, стиль, премущества и недостатки.</text:p>
      <text:p text:style-name="P256"/>
      <text:p text:style-name="P257"><text:tab/><text:span text:style-name="T9">Почему важно читать. </text:span>Чтение, если читать специально, это пища для ума.</text:p>
      <text:p text:style-name="P257"/>
      <text:p text:style-name="P258"><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137">е</text:span>ского мышления. Философию интересует не как, а что и почему.</text:p>
      <text:p text:style-name="P258"/>
      <text:p text:style-name="P259"><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483414507784013677" text:style-name="L23">
        <text:list-item>
          <text:p text:style-name="P319">что наступает после того, как ты одержал победу?</text:p>
        </text:list-item>
        <text:list-item>
          <text:p text:style-name="P319">почему люди так высоко ценят победу?</text:p>
        </text:list-item>
        <text:list-item>
          <text:p text:style-name="P319">что есть «слава»?</text:p>
        </text:list-item>
        <text:list-item>
          <text:p text:style-name="P319">какой вид «победы» может принести «славу»?</text:p>
        </text:list-item>
      </text:list>
      <text:p text:style-name="P259"/>
      <text:p text:style-name="P259"><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59"/>
      <text:p text:style-name="P260"><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60"/>
      <text:p text:style-name="P261"><text:tab/><text:span text:style-name="T9">Опасность для философии заключается в том, ч</text:span><text:span text:style-name="T29">т</text:span><text:span text:style-name="T9">о она станет сугубо теоретической.</text:span> <text:span text:style-name="T138">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61"/>
      <text:p text:style-name="P262"><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62"/>
      <text:p text:style-name="P263"><text:soft-page-break/><text:span text:style-name="T139"><text:tab/></text:span><text:span text:style-name="T30">Болезнь философии. </text:span><text:span text:style-name="T139">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263"/>
      <text:p text:style-name="P263"><text:span text:style-name="T140"><text:tab/></text:span><text:span text:style-name="T31">Философия часто стремится сделать из реальности проблему. </text:span><text:span text:style-name="T140">В жизни</text:span> <text:span text:style-name="T140">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263"/>
      <text:p text:style-name="P264"><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264"/>
      <text:p text:style-name="P265"><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141">Они подчеркивают опытный, гипотетически экспериментальный и саморегулирующийся характер науки.</text:span></text:p>
      <text:p text:style-name="P265"/>
      <text:p text:style-name="P266"><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142">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soft-page-break/>Часть <text:s/>4</text:p>
      <text:p text:style-name="P267">О достижениях</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Работа</text:p>
      <text:p text:style-name="P267"/>
      <text:p text:style-name="P268"><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268"/>
      <text:p text:style-name="P268"><text:tab/><text:span text:style-name="T9">Что-то за что-то.</text:span> Существует только принцип что-то за что-то, никогда не дается что-то за ничего.</text:p>
      <text:p text:style-name="P268"/>
      <text:p text:style-name="P269"><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269"/>
      <text:p text:style-name="P270"><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270"/>
      <text:p text:style-name="P270"><text:tab/><text:span text:style-name="T9">Дело не в работе, а как ты ее выполняешь.</text:span> Важно не то, что ты даешь, а то, как ты это делаешь.</text:p>
      <text:p text:style-name="P270"/>
      <text:p text:style-name="P271"><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271"/>
      <text:p text:style-name="P272"><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272"/>
      <text:p text:style-name="P273"><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273"/>
      <text:p text:style-name="P274"><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274"/>
      <text:p text:style-name="P275"><text:tab/><text:span text:style-name="T9">Как приобрести счастье на работе. </text:span>Чтобы люди были счастливы на работе, необходимо соблюдать три следующих правила:</text:p>
      <text:list xml:id="list4825021754463908788" text:style-name="L24">
        <text:list-item>
          <text:p text:style-name="P320">необходимо, чтобы работа им подходила;</text:p>
        </text:list-item>
        <text:list-item>
          <text:p text:style-name="P320">необходимо не работать слишком много;</text:p>
        </text:list-item>
        <text:list-item>
          <text:p text:style-name="P320">необходимо делать успехи в работе.</text:p>
        </text:list-item>
      </text:list>
      <text:p text:style-name="P275"/>
      <text:p text:style-name="P275"><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275"/>
      <text:p text:style-name="P276"><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276"/>
      <text:p text:style-name="P276"><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276"/>
      <text:p text:style-name="P277"><text:tab/><text:span text:style-name="T9">О работе в офисе.</text:span> Мне ник<text:span text:style-name="T143">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8"><text:soft-page-break/>Качество</text:p>
      <text:p text:style-name="P278"/>
      <text:p text:style-name="P279"><text:tab/><text:span text:style-name="T9">О совершенствовании.</text:span> Я не хочу делать работу в полсилы — она <text:s/>должна быть бузепречна.</text:p>
      <text:p text:style-name="P279"/>
      <text:p text:style-name="P279"><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279"/>
      <text:p text:style-name="P280"><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280"/>
      <text:p text:style-name="P280"><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280"/>
      <text:p text:style-name="P281"><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281"/>
      <text:p text:style-name="P281"><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281"/>
      <text:p text:style-name="P282"><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282"/>
      <text:p text:style-name="P282"><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text:p text:style-name="P282"/>
      <text:p text:style-name="P282"/>
      <text:p text:style-name="P282"/>
      <text:p text:style-name="P282"/>
      <text:p text:style-name="P282"/>
      <text:p text:style-name="P282"/>
      <text:p text:style-name="P322"><text:soft-page-break/>Мотивация</text:p>
      <text:p text:style-name="P322"/>
      <text:p text:style-name="P323"><text:tab/><text:span text:style-name="T9">Ум человека определяет результат. </text:span>Каждый, независимо от того, кто он и где находится, должен с детства знать, что ничего не пройзойдет, если сначала это не придет вам в голову. Важно не то, что происходит в жизни, а то, как мы реагируем на то, что происходит. Неудача — это то, что признает ваш ум.</text:p>
      <text:p text:style-name="P323"/>
      <text:p text:style-name="P324"><text:tab/><text:span text:style-name="T9">Страдания главным образом являтся результатом образа мыслей. </text:span>Радость и страдание являются плодом првильного и неправильного образа мыслей. Особенно страдание. Мы никогда не бываем настолько счастливы или несчастливы, как думаем. Согласно учению даосизма, надо сделать шаг назад, и страдние станет радостью!</text:p>
      <text:p text:style-name="P324"/>
      <text:p text:style-name="P324"><text:tab/><text:span text:style-name="T9">Поражение — это состояние ума.</text:span> Никто не может потерпеть поражение, пока не принять это поражение как реальность.</text:p>
      <text:p text:style-name="P324"/>
      <text:p text:style-name="P324"><text:tab/><text:span text:style-name="T9">Поражение — это временное состояние. </text:span>Для меня поражение — это нечто преходящее, это наказание, которое побуждает меня прикладывать еще больше усилий к достижению цели. Поражение просто показывает мне, что я делаю что-то не так. Это как дорого, которая направляет меня к успеху и к истине.</text:p>
      <text:p text:style-name="P324"/>
      <text:p text:style-name="P324"><text:tab/><text:span text:style-name="T9">Никогда не растрачивай энергию.</text:span> <text:span text:style-name="T144">Никогда не растрачивай энергию на волнения и негативные мысли. Все проблемы привносятся в бытие, просто отбрось их.</text:span></text:p>
      <text:p text:style-name="P324"/>
      <text:p text:style-name="P325"><text:tab/><text:span text:style-name="T9">Упасть духом — значит потерпеть поражение. </text:span>Успех и поражение — это не то, что происходит, но то, как это воздействует на человека. Ни один человек не потерпит поражение, пока он силен духом.</text:p>
      <text:p text:style-name="P325"/>
      <text:p text:style-name="P326"><text:tab/><text:span text:style-name="T9">Проблема в ожидании страдания.</text:span> Страдание само по себе не оказывает столь сильного воздействия на чувства человека, как предчувствие страдания.</text:p>
      <text:p text:style-name="P326"/>
      <text:p text:style-name="P326"><text:tab/><text:span text:style-name="T9">Человек — это то, что он о себе думает.</text:span> То, что человек ОБЫЧНО О СЕБЕ ДУМАЕТ, определяет от, чем он в конечном итоге станет.</text:p>
      <text:p text:style-name="P326"/>
      <text:p text:style-name="P327"><text:tab/><text:span text:style-name="T9">Раличай несчастье и неудобство.</text:span> Надо осознать, что это только неудобство, но не несчастье. Это просто неприятно, это выход на свой собственный путь, это пробуждение.</text:p>
      <text:p text:style-name="P327"/>
      <text:p text:style-name="P327"><text:tab/><text:span text:style-name="T9">Камни преткновения и средства, помогающие достичь цели. </text:span>Собираетесь ли вы препятствия обратить в средства к достижению своих целей или сделать их камнем преткновения, так как неосознанно позволяете негативным мыслям, волнениям, страху и т. п. овладевать вами?</text:p>
      <text:p text:style-name="P327"/>
      <text:p text:style-name="P328"><text:tab/><text:span text:style-name="T9">Изменение происходит от внутреннего к внешнему.</text:span> Начните с того, что измените свое отношение, а не изменяйте внешние обстоятельства.</text:p>
      <text:p text:style-name="P328"><text:soft-page-break/></text:p>
      <text:p text:style-name="P328"><text:tab/><text:span text:style-name="T9">Не впадайте в уныние. </text:span>Во многих китайских магазинах продаются собачки, кторых можно повесить подобно клоунам и на которых написано: «Упади девять раз, а поднимись десять раз». Мораль в том, что нельзя впадать в уныние.</text:p>
      <text:p text:style-name="P328"/>
      <text:p text:style-name="P328"><text:tab/><text:span text:style-name="T9">Выбирайте позитивный настрой. </text:span>У человека всегда есть выбор, так как он сам определяет ко всему отношение. Поэтому выбирайте ПОЗИТИВНЫЙ, КОНСТРУКТИВНЫЙ НАСТРОЙ. Оптимизм — это вера, которая приводит к успеху.</text:p>
      <text:p text:style-name="P328"/>
      <text:p text:style-name="P329"><text:tab/><text:span text:style-name="T9">Не допускайте негативного образа мыслей.</text:span> Если будете считать, что это невозможно сделать, то сделайте это невозможным для выполнения. Пессимизм притупляет средства достижения целей.</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30"><text:soft-page-break/>Цели</text:p>
      <text:p text:style-name="P330"/>
      <text:p text:style-name="P331"><text:tab/><text:span text:style-name="T9">Цели придают смысл жизни. </text:span>Стремление достичь какой-нибудь цели придает жизни смысл.</text:p>
      <text:p text:style-name="P331"/>
      <text:p text:style-name="P331"><text:tab/><text:span text:style-name="T9">Три вопроса. </text:span>Необходимо осознавать, что ваша цель, какой бы она ни была, может осуществиться. В моем случае это было стремление постепенного становления. Я постоянно задаю себе вопрос: «Что это, Брюс? Ты действительно это имеешь в виду или нет?». Как только выясняю, то получаю это.</text:p>
      <text:p text:style-name="P331"/>
      <text:p text:style-name="P332"><text:tab/><text:span text:style-name="T9">Цель не всегда подразумевает, что ее надо достигнуть.</text:span> <text:span text:style-name="T145">Цель не всегда подразумевает, что ее надо достигнуть: она часто служит тем, к чему надо стремиться.</text:span></text:p>
      <text:p text:style-name="P332"/>
      <text:p text:style-name="P333"><text:tab/><text:span text:style-name="T9">Не бойся неудач.</text:span> Преступление не неудача, а недостаточное стремление к цели. Если прилагаешь много усилий, даже поражение приносит славу.</text:p>
      <text:p text:style-name="P333"/>
      <text:p text:style-name="P333"><text:tab/><text:span text:style-name="T9">Первое правило при стремлении к цели.</text:span> Пойми, чего хочешь. Если я знаю, что моя цель правильная, то и результаты будут удовлетворительными. Меня волнует не вознаграждение, а как привести в действие машину для достижения цели. Мой вклад определит меру вознаграждения и успех. <text:span text:style-name="T146">Если бросить в воду камень, то от того места, куда упадет камень, пойдут круги. То же самое произойдет, если разработать план действий для достижения цели.</text:span></text:p>
      <text:p text:style-name="P333"/>
      <text:p text:style-name="P334"><text:tab/><text:span text:style-name="T9">Мысли — это предметы.</text:span> Мысли — это предметы, и в этом смысле мысли можно перенести на их фищический эквивалент.</text:p>
      <text:p text:style-name="P334"/>
      <text:p text:style-name="P334"><text:tab/><text:span text:style-name="T9">Мысли в сочетании с определенной целью.</text:span> Начинаю ценить то, что говорили раньше: «Он может, потому что думает, что может». Думаю, что каждый может превратить мысль в реальность, если будет сочетать мысль с опреденной целью, с настойчивостью и горячим желанием воплотить ее в жизнь.</text:p>
      <text:p text:style-name="P334"/>
      <text:p text:style-name="P335"><text:tab/><text:span text:style-name="T9">Успехи каждый день.</text:span> Делай, по крайней мере, одно движение каждый день на пути к цели.</text:p>
      <text:p text:style-name="P335"/>
      <text:p text:style-name="P335"><text:tab/><text:span text:style-name="T9">В будущем можно достичь счастья.</text:span> Прошлое стало историей, и только будущее может помочь обрести счастье. Поэтому каждый должен готовиться к будущему и создавать сам свое будущее.</text:p>
      <text:p text:style-name="P335"/>
      <text:p text:style-name="P336"><text:tab/><text:span text:style-name="T9">Редко можно достичь цели, сделав на пути к ней лишь один шаг.</text:span> Управление существованием отличается от комбинации цифр для открытия сейфа. Редко можно открыть сейф простым поворотом ручки. Каждое продвижение и отступление — это шаг на пути к поставленной цели.</text:p>
      <text:p text:style-name="P333"/>
      <text:p text:style-name="P337"><text:soft-page-break/><text:tab/><text:span text:style-name="T9">Отношение определяет высоту поставленных целей. </text:span>В жизни можно достичь лишь того, чего от нее ожидаешь. То, чем человек является сегодня, есть результат того, о чем он думал вчера.</text:p>
      <text:p text:style-name="P337"/>
      <text:p text:style-name="P338"><text:tab/><text:span text:style-name="T9">Всегда придерживайся своих целей.</text:span> Всегда думай о том, чего хочешь, и не думай о том, чего не хочешь.</text:p>
      <text:p text:style-name="P3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2T17:23:46.639237134</dc:date>
    <meta:editing-duration>PT17H37M31S</meta:editing-duration>
    <meta:editing-cycles>398</meta:editing-cycles>
    <meta:generator>LibreOffice/5.1.6.2$Linux_X86_64 LibreOffice_project/10m0$Build-2</meta:generator>
    <meta:document-statistic meta:table-count="0" meta:image-count="0" meta:object-count="0" meta:page-count="86" meta:paragraph-count="743" meta:word-count="18295" meta:character-count="126169" meta:non-whitespace-character-count="107889"/>
  </office:meta>
</office:document-meta>
</file>